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ff3333" draw:marker-start="Arrow" draw:marker-start-width="0.08cm" draw:marker-end="" draw:marker-end-width="0.08cm" draw:fill="none" draw:fill-color="#ffffff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6.631cm" fo:min-width="0cm"/>
    </style:style>
    <style:style style:name="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6.629cm" fo:min-width="0.609cm"/>
    </style:style>
    <style:style style:name="gr5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0.752cm" fo:min-width="0.611cm"/>
    </style:style>
    <style:style style:name="gr7" style:family="graphic" style:parent-style-name="objectwithoutfill">
      <style:graphic-properties svg:stroke-width="0.02cm" svg:stroke-color="#ff3333" draw:marker-start-width="0.23cm" draw:marker-end="Arrow" draw:marker-end-width="0.08cm" draw:fill="none" draw:fill-color="#ffffff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6666ff" draw:marker-start="Arrow" draw:marker-start-width="0.08cm" draw:marker-end="" draw:marker-end-width="0.08cm" draw:fill="none" draw:fill-color="#ffffff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3cm" svg:stroke-color="#ffffff" draw:marker-start="Arrow" draw:marker-start-width="0.1cm" draw:marker-end="" draw:marker-end-width="0.095cm" draw:fill="none" draw:fill-color="#ffff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draw:stroke-dash="_32__20_Dots_20_1_20_Dash" svg:stroke-width="0cm" svg:stroke-color="#000000" draw:fill="none" draw:fill-color="#ffffff" draw:textarea-horizontal-align="left" draw:auto-grow-height="true" draw:auto-grow-width="true" fo:min-height="0.289cm" fo:min-width="0.722cm"/>
    </style:style>
    <style:style style:name="gr1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3333" style:font-name="Ubuntu Mono1" fo:font-size="8pt" style:font-size-asian="8pt" style:font-size-complex="8pt"/>
    </style:style>
    <style:style style:name="P5" style:family="paragraph">
      <loext:graphic-properties draw:fill="none" draw:fill-color="#ffffff"/>
      <style:text-properties fo:color="#6666ff" style:font-name="Ubuntu Mono1" fo:font-size="8pt" style:font-size-asian="8pt" style:font-size-complex="8pt"/>
    </style:style>
    <style:style style:name="P6" style:family="paragraph">
      <loext:graphic-properties draw:fill="none" draw:fill-color="#ffffff"/>
      <style:text-properties fo:color="#00ccff" style:font-name="Ubuntu Mono1"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ff3333" style:font-name="Ubuntu Mono1" fo:font-size="8pt" style:font-size-asian="8pt" style:font-size-complex="8pt"/>
    </style:style>
    <style:style style:name="T2" style:family="text">
      <style:text-properties fo:color="#6666ff" style:font-name="Ubuntu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316cm" svg:y1="8.09cm" svg:x2="1.316cm" svg:y2="8.471cm">
            <text:p/>
          </draw:line>
          <draw:line draw:style-name="gr1" draw:text-style-name="P1" draw:layer="layout" svg:x1="1.516cm" svg:y1="7.91cm" svg:x2="1.516cm" svg:y2="8.291cm">
            <text:p/>
          </draw:line>
          <draw:line draw:style-name="gr1" draw:text-style-name="P1" draw:layer="layout" svg:x1="1.716cm" svg:y1="7.72cm" svg:x2="1.716cm" svg:y2="8.101cm">
            <text:p/>
          </draw:line>
          <draw:line draw:style-name="gr1" draw:text-style-name="P1" draw:layer="layout" svg:x1="1.116cm" svg:y1="8.286cm" svg:x2="1.116cm" svg:y2="8.667cm">
            <text:p/>
          </draw:line>
          <draw:line draw:style-name="gr1" draw:text-style-name="P1" draw:layer="layout" svg:x1="0.916cm" svg:y1="8.476cm" svg:x2="0.916cm" svg:y2="8.857cm">
            <text:p/>
          </draw:line>
          <draw:line draw:style-name="gr1" draw:text-style-name="P1" draw:layer="layout" svg:x1="1.616cm" svg:y1="8.096cm" svg:x2="1.616cm" svg:y2="8.477cm">
            <text:p/>
          </draw:line>
          <draw:line draw:style-name="gr1" draw:text-style-name="P1" draw:layer="layout" svg:x1="1.816cm" svg:y1="7.916cm" svg:x2="1.816cm" svg:y2="8.297cm">
            <text:p/>
          </draw:line>
          <draw:line draw:style-name="gr1" draw:text-style-name="P1" draw:layer="layout" svg:x1="2.016cm" svg:y1="7.726cm" svg:x2="2.016cm" svg:y2="8.107cm">
            <text:p/>
          </draw:line>
          <draw:line draw:style-name="gr1" draw:text-style-name="P1" draw:layer="layout" svg:x1="1.416cm" svg:y1="8.292cm" svg:x2="1.416cm" svg:y2="8.673cm">
            <text:p/>
          </draw:line>
          <draw:line draw:style-name="gr1" draw:text-style-name="P1" draw:layer="layout" svg:x1="1.216cm" svg:y1="8.482cm" svg:x2="1.216cm" svg:y2="8.863cm">
            <text:p/>
          </draw:line>
          <draw:line draw:style-name="gr1" draw:text-style-name="P1" draw:layer="layout" svg:x1="1.916cm" svg:y1="8.096cm" svg:x2="1.916cm" svg:y2="8.477cm">
            <text:p/>
          </draw:line>
          <draw:line draw:style-name="gr1" draw:text-style-name="P1" draw:layer="layout" svg:x1="2.116cm" svg:y1="7.916cm" svg:x2="2.116cm" svg:y2="8.297cm">
            <text:p/>
          </draw:line>
          <draw:line draw:style-name="gr1" draw:text-style-name="P1" draw:layer="layout" svg:x1="2.316cm" svg:y1="7.726cm" svg:x2="2.316cm" svg:y2="8.107cm">
            <text:p/>
          </draw:line>
          <draw:line draw:style-name="gr1" draw:text-style-name="P1" draw:layer="layout" svg:x1="1.716cm" svg:y1="8.292cm" svg:x2="1.716cm" svg:y2="8.673cm">
            <text:p/>
          </draw:line>
          <draw:line draw:style-name="gr1" draw:text-style-name="P1" draw:layer="layout" svg:x1="1.516cm" svg:y1="8.482cm" svg:x2="1.516cm" svg:y2="8.863cm">
            <text:p/>
          </draw:line>
          <draw:line draw:style-name="gr1" draw:text-style-name="P1" draw:layer="layout" svg:x1="2.216cm" svg:y1="8.096cm" svg:x2="2.216cm" svg:y2="8.477cm">
            <text:p/>
          </draw:line>
          <draw:line draw:style-name="gr1" draw:text-style-name="P1" draw:layer="layout" svg:x1="2.416cm" svg:y1="7.916cm" svg:x2="2.416cm" svg:y2="8.297cm">
            <text:p/>
          </draw:line>
          <draw:line draw:style-name="gr1" draw:text-style-name="P1" draw:layer="layout" svg:x1="2.616cm" svg:y1="7.726cm" svg:x2="2.616cm" svg:y2="8.107cm">
            <text:p/>
          </draw:line>
          <draw:line draw:style-name="gr1" draw:text-style-name="P1" draw:layer="layout" svg:x1="2.016cm" svg:y1="8.292cm" svg:x2="2.016cm" svg:y2="8.673cm">
            <text:p/>
          </draw:line>
          <draw:line draw:style-name="gr1" draw:text-style-name="P1" draw:layer="layout" svg:x1="1.816cm" svg:y1="8.482cm" svg:x2="1.816cm" svg:y2="8.863cm">
            <text:p/>
          </draw:line>
          <draw:line draw:style-name="gr1" draw:text-style-name="P1" draw:layer="layout" svg:x1="1.016cm" svg:y1="8.102cm" svg:x2="1.016cm" svg:y2="8.483cm">
            <text:p/>
          </draw:line>
          <draw:line draw:style-name="gr1" draw:text-style-name="P1" draw:layer="layout" svg:x1="1.216cm" svg:y1="7.922cm" svg:x2="1.216cm" svg:y2="8.303cm">
            <text:p/>
          </draw:line>
          <draw:line draw:style-name="gr1" draw:text-style-name="P1" draw:layer="layout" svg:x1="1.416cm" svg:y1="7.732cm" svg:x2="1.416cm" svg:y2="8.113cm">
            <text:p/>
          </draw:line>
          <draw:line draw:style-name="gr1" draw:text-style-name="P1" draw:layer="layout" svg:x1="0.816cm" svg:y1="8.298cm" svg:x2="0.816cm" svg:y2="8.679cm">
            <text:p/>
          </draw:line>
          <draw:line draw:style-name="gr1" draw:text-style-name="P1" draw:layer="layout" svg:x1="0.616cm" svg:y1="8.488cm" svg:x2="0.616cm" svg:y2="8.869cm">
            <text:p/>
          </draw:line>
        </draw:g>
        <draw:g>
          <draw:custom-shape draw:style-name="gr2" draw:text-style-name="P2" draw:layer="layout" svg:width="0.97cm" svg:height="7.74cm" svg:x="0.546cm" svg:y="0.7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30.792996910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0.97cm" svg:height="0.86cm" svg:x="0.656cm" svg:y="7.6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156.09756097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2" draw:layer="layout" svg:width="1.97cm" svg:height="7.74cm" svg:x="0.766cm" svg:y="0.7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435.6164383561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5" draw:text-style-name="P3" xml:id="id1" draw:id="id1" draw:layer="layout" svg:x1="0.546cm" svg:y1="1.6cm" svg:x2="0.546cm" svg:y2="8.48cm">
            <text:p/>
          </draw:line>
          <draw:line draw:style-name="gr5" draw:text-style-name="P3" xml:id="id3" draw:id="id3" draw:layer="layout" svg:x1="0.656cm" svg:y1="1.6cm" svg:x2="0.656cm" svg:y2="8.26cm">
            <text:p/>
          </draw:line>
          <draw:custom-shape draw:style-name="gr6" draw:text-style-name="P2" draw:layer="layout" svg:width="1.97cm" svg:height="1.86cm" svg:x="0.767cm" svg:y="0.74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970.1235894680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5" draw:text-style-name="P3" xml:id="id2" draw:id="id2" draw:layer="layout" svg:x1="1.876cm" svg:y1="1.6cm" svg:x2="1.876cm" svg:y2="8.48cm">
            <text:p/>
          </draw:line>
          <draw:connector draw:style-name="gr5" draw:text-style-name="P3" draw:layer="layout" draw:type="line" svg:x1="0.546cm" svg:y1="8.48cm" svg:x2="1.876cm" svg:y2="8.48cm" draw:start-shape="id1" draw:start-glue-point="2" draw:end-shape="id2" draw:end-glue-point="2" svg:d="M546 8480h1330" svg:viewBox="0 0 1331 1">
            <text:p/>
          </draw:connector>
          <draw:connector draw:style-name="gr5" draw:text-style-name="P3" draw:layer="layout" draw:type="line" svg:x1="0.656cm" svg:y1="8.26cm" svg:x2="0.766cm" svg:y2="8.26cm" draw:start-shape="id3" draw:start-glue-point="2" draw:end-shape="id4" draw:end-glue-point="2" svg:d="M656 8260h110" svg:viewBox="0 0 111 1">
            <text:p/>
          </draw:connector>
          <draw:line draw:style-name="gr5" draw:text-style-name="P3" draw:layer="layout" svg:x1="0.546cm" svg:y1="1.6cm" svg:x2="1.406cm" svg:y2="0.74cm">
            <text:p/>
          </draw:line>
          <draw:line draw:style-name="gr5" draw:text-style-name="P3" draw:layer="layout" svg:x1="0.656cm" svg:y1="1.6cm" svg:x2="1.516cm" svg:y2="0.74cm">
            <text:p/>
          </draw:line>
          <draw:line draw:style-name="gr5" draw:text-style-name="P3" draw:layer="layout" svg:x1="0.766cm" svg:y1="1.6cm" svg:x2="1.626cm" svg:y2="0.74cm">
            <text:p/>
          </draw:line>
          <draw:line draw:style-name="gr5" draw:text-style-name="P3" draw:layer="layout" svg:x1="1.876cm" svg:y1="1.6cm" svg:x2="2.736cm" svg:y2="0.74cm">
            <text:p/>
          </draw:line>
          <draw:line draw:style-name="gr5" draw:text-style-name="P3" draw:layer="layout" svg:x1="1.876cm" svg:y1="8.48cm" svg:x2="2.736cm" svg:y2="7.62cm">
            <text:p/>
          </draw:line>
          <draw:line draw:style-name="gr5" draw:text-style-name="P3" draw:layer="layout" svg:x1="2.736cm" svg:y1="0.74cm" svg:x2="2.736cm" svg:y2="7.62cm">
            <text:p/>
          </draw:line>
          <draw:line draw:style-name="gr5" draw:text-style-name="P3" draw:layer="layout" svg:x1="0.546cm" svg:y1="1.6cm" svg:x2="0.656cm" svg:y2="1.6cm">
            <text:p/>
          </draw:line>
          <draw:line draw:style-name="gr5" draw:text-style-name="P3" draw:layer="layout" svg:x1="0.766cm" svg:y1="1.6cm" svg:x2="1.876cm" svg:y2="1.6cm">
            <text:p/>
          </draw:line>
          <draw:line draw:style-name="gr5" draw:text-style-name="P3" draw:layer="layout" svg:x1="1.406cm" svg:y1="0.74cm" svg:x2="1.516cm" svg:y2="0.74cm">
            <text:p/>
          </draw:line>
          <draw:line draw:style-name="gr5" draw:text-style-name="P3" draw:layer="layout" svg:x1="1.626cm" svg:y1="0.74cm" svg:x2="2.736cm" svg:y2="0.74cm">
            <text:p/>
          </draw:line>
          <draw:line draw:style-name="gr5" draw:text-style-name="P3" draw:layer="layout" svg:x1="1.516cm" svg:y1="0.74cm" svg:x2="1.516cm" svg:y2="0.85cm">
            <text:p/>
          </draw:line>
          <draw:line draw:style-name="gr5" draw:text-style-name="P3" draw:layer="layout" svg:x1="0.656cm" svg:y1="8.26cm" svg:x2="0.766cm" svg:y2="8.15cm">
            <text:p/>
          </draw:line>
          <draw:line draw:style-name="gr5" draw:text-style-name="P3" xml:id="id4" draw:id="id4" draw:layer="layout" svg:x1="0.766cm" svg:y1="1.6cm" svg:x2="0.766cm" svg:y2="8.26cm">
            <text:p/>
          </draw:line>
          <draw:line draw:style-name="gr5" draw:text-style-name="P3" draw:layer="layout" svg:x1="1.876cm" svg:y1="3.6cm" svg:x2="2.736cm" svg:y2="2.74cm">
            <text:p/>
          </draw:line>
          <draw:line draw:style-name="gr5" draw:text-style-name="P3" draw:layer="layout" svg:x1="1.876cm" svg:y1="3.71cm" svg:x2="2.736cm" svg:y2="2.85cm">
            <text:p/>
          </draw:line>
        </draw:g>
        <draw:g>
          <draw:line draw:style-name="gr7" draw:text-style-name="P1" draw:layer="layout" svg:x1="0.636cm" svg:y1="1.198cm" svg:x2="0.636cm" svg:y2="1.579cm">
            <text:p/>
          </draw:line>
          <draw:line draw:style-name="gr7" draw:text-style-name="P1" draw:layer="layout" svg:x1="0.836cm" svg:y1="0.994cm" svg:x2="0.836cm" svg:y2="1.375cm">
            <text:p/>
          </draw:line>
          <draw:line draw:style-name="gr7" draw:text-style-name="P1" draw:layer="layout" svg:x1="1.036cm" svg:y1="0.79cm" svg:x2="1.036cm" svg:y2="1.171cm">
            <text:p/>
          </draw:line>
          <draw:line draw:style-name="gr7" draw:text-style-name="P1" draw:layer="layout" svg:x1="1.236cm" svg:y1="0.59cm" svg:x2="1.236cm" svg:y2="0.971cm">
            <text:p/>
          </draw:line>
          <draw:line draw:style-name="gr7" draw:text-style-name="P1" draw:layer="layout" svg:x1="1.436cm" svg:y1="0.39cm" svg:x2="1.436cm" svg:y2="0.771cm">
            <text:p/>
          </draw:line>
        </draw:g>
        <draw:g>
          <draw:line draw:style-name="gr8" draw:text-style-name="P1" draw:layer="layout" svg:x1="1.286cm" svg:y1="0.78cm" svg:x2="1.286cm" svg:y2="1.161cm">
            <text:p/>
          </draw:line>
          <draw:line draw:style-name="gr8" draw:text-style-name="P1" draw:layer="layout" svg:x1="1.486cm" svg:y1="0.6cm" svg:x2="1.486cm" svg:y2="0.981cm">
            <text:p/>
          </draw:line>
          <draw:line draw:style-name="gr8" draw:text-style-name="P1" draw:layer="layout" svg:x1="1.686cm" svg:y1="0.41cm" svg:x2="1.686cm" svg:y2="0.791cm">
            <text:p/>
          </draw:line>
          <draw:line draw:style-name="gr8" draw:text-style-name="P1" draw:layer="layout" svg:x1="1.086cm" svg:y1="0.976cm" svg:x2="1.086cm" svg:y2="1.357cm">
            <text:p/>
          </draw:line>
          <draw:line draw:style-name="gr8" draw:text-style-name="P1" draw:layer="layout" svg:x1="0.886cm" svg:y1="1.166cm" svg:x2="0.886cm" svg:y2="1.547cm">
            <text:p/>
          </draw:line>
          <draw:line draw:style-name="gr8" draw:text-style-name="P1" draw:layer="layout" svg:x1="1.586cm" svg:y1="0.786cm" svg:x2="1.586cm" svg:y2="1.167cm">
            <text:p/>
          </draw:line>
          <draw:line draw:style-name="gr8" draw:text-style-name="P1" draw:layer="layout" svg:x1="1.786cm" svg:y1="0.606cm" svg:x2="1.786cm" svg:y2="0.987cm">
            <text:p/>
          </draw:line>
          <draw:line draw:style-name="gr8" draw:text-style-name="P1" draw:layer="layout" svg:x1="1.986cm" svg:y1="0.416cm" svg:x2="1.986cm" svg:y2="0.797cm">
            <text:p/>
          </draw:line>
          <draw:line draw:style-name="gr8" draw:text-style-name="P1" draw:layer="layout" svg:x1="1.386cm" svg:y1="0.982cm" svg:x2="1.386cm" svg:y2="1.363cm">
            <text:p/>
          </draw:line>
          <draw:line draw:style-name="gr8" draw:text-style-name="P1" draw:layer="layout" svg:x1="1.186cm" svg:y1="1.172cm" svg:x2="1.186cm" svg:y2="1.553cm">
            <text:p/>
          </draw:line>
          <draw:line draw:style-name="gr8" draw:text-style-name="P1" draw:layer="layout" svg:x1="1.886cm" svg:y1="0.786cm" svg:x2="1.886cm" svg:y2="1.167cm">
            <text:p/>
          </draw:line>
          <draw:line draw:style-name="gr8" draw:text-style-name="P1" draw:layer="layout" svg:x1="2.086cm" svg:y1="0.606cm" svg:x2="2.086cm" svg:y2="0.987cm">
            <text:p/>
          </draw:line>
          <draw:line draw:style-name="gr8" draw:text-style-name="P1" draw:layer="layout" svg:x1="2.286cm" svg:y1="0.416cm" svg:x2="2.286cm" svg:y2="0.797cm">
            <text:p/>
          </draw:line>
          <draw:line draw:style-name="gr8" draw:text-style-name="P1" draw:layer="layout" svg:x1="1.686cm" svg:y1="0.982cm" svg:x2="1.686cm" svg:y2="1.363cm">
            <text:p/>
          </draw:line>
          <draw:line draw:style-name="gr8" draw:text-style-name="P1" draw:layer="layout" svg:x1="1.486cm" svg:y1="1.172cm" svg:x2="1.486cm" svg:y2="1.553cm">
            <text:p/>
          </draw:line>
          <draw:line draw:style-name="gr8" draw:text-style-name="P1" draw:layer="layout" svg:x1="2.186cm" svg:y1="0.786cm" svg:x2="2.186cm" svg:y2="1.167cm">
            <text:p/>
          </draw:line>
          <draw:line draw:style-name="gr8" draw:text-style-name="P1" draw:layer="layout" svg:x1="2.386cm" svg:y1="0.606cm" svg:x2="2.386cm" svg:y2="0.987cm">
            <text:p/>
          </draw:line>
          <draw:line draw:style-name="gr8" draw:text-style-name="P1" draw:layer="layout" svg:x1="2.586cm" svg:y1="0.416cm" svg:x2="2.586cm" svg:y2="0.797cm">
            <text:p/>
          </draw:line>
          <draw:line draw:style-name="gr8" draw:text-style-name="P1" draw:layer="layout" svg:x1="1.986cm" svg:y1="0.982cm" svg:x2="1.986cm" svg:y2="1.363cm">
            <text:p/>
          </draw:line>
          <draw:line draw:style-name="gr8" draw:text-style-name="P1" draw:layer="layout" svg:x1="1.786cm" svg:y1="1.172cm" svg:x2="1.786cm" svg:y2="1.553cm">
            <text:p/>
          </draw:line>
        </draw:g>
        <draw:g>
          <draw:line draw:style-name="gr9" draw:text-style-name="P1" draw:layer="layout" svg:x1="2.32cm" svg:y1="3.63cm" svg:x2="1.91cm" svg:y2="3.63cm">
            <text:p/>
          </draw:line>
          <draw:line draw:style-name="gr8" draw:text-style-name="P1" draw:layer="layout" svg:x1="2.294cm" svg:y1="3.63cm" svg:x2="1.914cm" svg:y2="3.63cm">
            <text:p/>
          </draw:line>
          <draw:line draw:style-name="gr9" draw:text-style-name="P1" draw:layer="layout" svg:x1="2.513cm" svg:y1="3.43cm" svg:x2="2.103cm" svg:y2="3.43cm">
            <text:p/>
          </draw:line>
          <draw:line draw:style-name="gr8" draw:text-style-name="P1" draw:layer="layout" svg:x1="2.487cm" svg:y1="3.43cm" svg:x2="2.107cm" svg:y2="3.43cm">
            <text:p/>
          </draw:line>
          <draw:line draw:style-name="gr9" draw:text-style-name="P1" draw:layer="layout" svg:x1="2.713cm" svg:y1="3.23cm" svg:x2="2.303cm" svg:y2="3.23cm">
            <text:p/>
          </draw:line>
          <draw:line draw:style-name="gr8" draw:text-style-name="P1" draw:layer="layout" svg:x1="2.687cm" svg:y1="3.23cm" svg:x2="2.307cm" svg:y2="3.23cm">
            <text:p/>
          </draw:line>
          <draw:line draw:style-name="gr9" draw:text-style-name="P1" draw:layer="layout" svg:x1="2.913cm" svg:y1="3.03cm" svg:x2="2.503cm" svg:y2="3.03cm">
            <text:p/>
          </draw:line>
          <draw:line draw:style-name="gr8" draw:text-style-name="P1" draw:layer="layout" svg:x1="2.887cm" svg:y1="3.03cm" svg:x2="2.507cm" svg:y2="3.03cm">
            <text:p/>
          </draw:line>
          <draw:line draw:style-name="gr9" draw:text-style-name="P1" draw:layer="layout" svg:x1="3.113cm" svg:y1="2.83cm" svg:x2="2.703cm" svg:y2="2.83cm">
            <text:p/>
          </draw:line>
          <draw:line draw:style-name="gr8" draw:text-style-name="P1" draw:layer="layout" svg:x1="3.087cm" svg:y1="2.83cm" svg:x2="2.707cm" svg:y2="2.83cm">
            <text:p/>
          </draw:line>
        </draw:g>
        <draw:frame draw:style-name="gr10" draw:text-style-name="P4" draw:layer="layout" svg:width="1.222cm" svg:height="0.539cm" svg:x="0cm" svg:y="0.5cm">
          <draw:text-box>
            <text:p><text:span text:style-name="T1">BC(2)</text:span></text:p>
          </draw:text-box>
        </draw:frame>
        <draw:frame draw:style-name="gr10" draw:text-style-name="P5" draw:layer="layout" svg:width="1.222cm" svg:height="0.539cm" svg:x="1.5cm" svg:y="-0.05cm">
          <draw:text-box>
            <text:p><text:span text:style-name="T2">BC(3)</text:span></text:p>
          </draw:text-box>
        </draw:frame>
        <draw:frame draw:style-name="gr10" draw:text-style-name="P6" draw:layer="layout" svg:width="1.222cm" svg:height="0.539cm" svg:x="2.606cm" svg:y="2.94cm">
          <draw:text-box>
            <text:p><text:span text:style-name="T2">BC(4)</text:span></text:p>
          </draw:text-box>
        </draw:frame>
        <draw:frame draw:style-name="gr10" draw:text-style-name="P4" draw:layer="layout" svg:width="1.222cm" svg:height="0.539cm" svg:x="0.6cm" svg:y="8.78cm">
          <draw:text-box>
            <text:p><text:span text:style-name="T1">BC(1)</text:span></text:p>
          </draw:text-box>
        </draw:frame>
        <draw:custom-shape draw:style-name="gr11" draw:text-style-name="P7" draw:layer="layout" svg:width="0.025cm" svg:height="0.025cm" svg:x="0.864cm" svg:y="8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1.119cm" svg:y="8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1.373cm" svg:y="8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1.628cm" svg:y="8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0.992cm" svg:y="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1.247cm" svg:y="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1.501cm" svg:y="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1.756cm" svg:y="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025cm" svg:height="0.025cm" svg:x="0.864cm" svg:y="8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8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8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8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7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7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7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7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7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7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7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7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7.7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7.7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7.7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7.7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7.5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7.5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7.5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7.5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7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7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7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7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7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7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7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7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7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7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7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7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7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6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6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6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6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6.8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6.8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6.8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6.8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6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6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6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6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6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6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6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6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6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6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6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6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6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6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6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6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6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6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6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6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6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6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6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6.0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5.9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5.9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5.9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5.9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5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5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5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5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5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5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5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5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5.5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5.5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5.5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5.5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5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5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5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5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5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5.1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5.1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5.1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5.1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5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5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5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5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4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4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4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4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4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4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4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4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4.6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4.6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4.6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4.6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4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4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4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4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4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4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4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4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4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4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4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4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4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4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4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4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4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4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4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4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3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3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3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3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3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3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3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3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3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3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3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3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3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3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3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3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3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3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3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3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3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992cm" svg:y="2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247cm" svg:y="2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501cm" svg:y="2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756cm" svg:y="2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0.864cm" svg:y="2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119cm" svg:y="2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373cm" svg:y="2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025cm" svg:height="0.025cm" svg:x="1.628cm" svg:y="2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0:44:39.000939746</meta:creation-date>
    <dc:date>2015-10-16T11:22:34.648859160</dc:date>
    <meta:editing-duration>PT1H52M29S</meta:editing-duration>
    <meta:editing-cycles>10</meta:editing-cycles>
    <meta:generator>LibreOffice/4.4.2.2$Linux_X86_64 LibreOffice_project/40m0$Build-2</meta:generator>
    <meta:document-statistic meta:object-count="285"/>
  </office:meta>
</office:document-meta>
</file>